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69260" calcext:value-type="float">
            <text:p>269260</text:p>
          </table:table-cell>
          <table:table-cell office:value-type="float" office:value="214572" calcext:value-type="float">
            <text:p>214572</text:p>
          </table:table-cell>
          <table:table-cell office:value-type="float" office:value="54688" calcext:value-type="float">
            <text:p>54688</text:p>
          </table:table-cell>
          <table:table-cell/>
          <table:table-cell office:value-type="float" office:value="22010" calcext:value-type="float">
            <text:p>22010</text:p>
          </table:table-cell>
          <table:table-cell office:value-type="float" office:value="15435" calcext:value-type="float">
            <text:p>15435</text:p>
          </table:table-cell>
          <table:table-cell office:value-type="float" office:value="6575" calcext:value-type="float">
            <text:p>6575</text:p>
          </table:table-cell>
          <table:table-cell/>
          <table:table-cell office:value-type="float" office:value="16901" calcext:value-type="float">
            <text:p>16901</text:p>
          </table:table-cell>
          <table:table-cell office:value-type="float" office:value="12101" calcext:value-type="float">
            <text:p>12101</text:p>
          </table:table-cell>
          <table:table-cell office:value-type="float" office:value="4800" calcext:value-type="float">
            <text:p>4800</text:p>
          </table:table-cell>
          <table:table-cell/>
          <table:table-cell table:formula="of:=[.M2]/[.E2]" office:value-type="percentage" office:value="0.0877706260971328" calcext:value-type="percentage">
            <text:p>8.7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89772" calcext:value-type="float">
            <text:p>289772</text:p>
          </table:table-cell>
          <table:table-cell office:value-type="float" office:value="232070" calcext:value-type="float">
            <text:p>232070</text:p>
          </table:table-cell>
          <table:table-cell office:value-type="float" office:value="57702" calcext:value-type="float">
            <text:p>57702</text:p>
          </table:table-cell>
          <table:table-cell/>
          <table:table-cell office:value-type="float" office:value="16362" calcext:value-type="float">
            <text:p>16362</text:p>
          </table:table-cell>
          <table:table-cell office:value-type="float" office:value="11173" calcext:value-type="float">
            <text:p>11173</text:p>
          </table:table-cell>
          <table:table-cell office:value-type="float" office:value="5189" calcext:value-type="float">
            <text:p>5189</text:p>
          </table:table-cell>
          <table:table-cell/>
          <table:table-cell office:value-type="float" office:value="13613" calcext:value-type="float">
            <text:p>13613</text:p>
          </table:table-cell>
          <table:table-cell office:value-type="float" office:value="9742" calcext:value-type="float">
            <text:p>9742</text:p>
          </table:table-cell>
          <table:table-cell office:value-type="float" office:value="3871" calcext:value-type="float">
            <text:p>3871</text:p>
          </table:table-cell>
          <table:table-cell/>
          <table:table-cell table:formula="of:=[.M3]/[.E3]" office:value-type="percentage" office:value="0.0670860628747704" calcext:value-type="percentage">
            <text:p>6.71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289381" calcext:value-type="float">
            <text:p>289381</text:p>
          </table:table-cell>
          <table:table-cell office:value-type="float" office:value="230859" calcext:value-type="float">
            <text:p>230859</text:p>
          </table:table-cell>
          <table:table-cell office:value-type="float" office:value="58522" calcext:value-type="float">
            <text:p>58522</text:p>
          </table:table-cell>
          <table:table-cell/>
          <table:table-cell office:value-type="float" office:value="15143" calcext:value-type="float">
            <text:p>15143</text:p>
          </table:table-cell>
          <table:table-cell office:value-type="float" office:value="10964" calcext:value-type="float">
            <text:p>10964</text:p>
          </table:table-cell>
          <table:table-cell office:value-type="float" office:value="4179" calcext:value-type="float">
            <text:p>4179</text:p>
          </table:table-cell>
          <table:table-cell/>
          <table:table-cell office:value-type="float" office:value="13403" calcext:value-type="float">
            <text:p>13403</text:p>
          </table:table-cell>
          <table:table-cell office:value-type="float" office:value="9557" calcext:value-type="float">
            <text:p>9557</text:p>
          </table:table-cell>
          <table:table-cell office:value-type="float" office:value="3846" calcext:value-type="float">
            <text:p>3846</text:p>
          </table:table-cell>
          <table:table-cell/>
          <table:table-cell table:formula="of:=[.M4]/[.E4]" office:value-type="percentage" office:value="0.0657188749530091" calcext:value-type="percentage">
            <text:p>6.57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83588" calcext:value-type="float">
            <text:p>283588</text:p>
          </table:table-cell>
          <table:table-cell office:value-type="float" office:value="224420" calcext:value-type="float">
            <text:p>224420</text:p>
          </table:table-cell>
          <table:table-cell office:value-type="float" office:value="59168" calcext:value-type="float">
            <text:p>59168</text:p>
          </table:table-cell>
          <table:table-cell/>
          <table:table-cell office:value-type="float" office:value="14770" calcext:value-type="float">
            <text:p>14770</text:p>
          </table:table-cell>
          <table:table-cell office:value-type="float" office:value="10800" calcext:value-type="float">
            <text:p>10800</text:p>
          </table:table-cell>
          <table:table-cell office:value-type="float" office:value="3970" calcext:value-type="float">
            <text:p>3970</text:p>
          </table:table-cell>
          <table:table-cell/>
          <table:table-cell office:value-type="float" office:value="13242" calcext:value-type="float">
            <text:p>13242</text:p>
          </table:table-cell>
          <table:table-cell office:value-type="float" office:value="9451" calcext:value-type="float">
            <text:p>9451</text:p>
          </table:table-cell>
          <table:table-cell office:value-type="float" office:value="3791" calcext:value-type="float">
            <text:p>3791</text:p>
          </table:table-cell>
          <table:table-cell/>
          <table:table-cell table:formula="of:=[.M5]/[.E5]" office:value-type="percentage" office:value="0.0640717955651704" calcext:value-type="percentage">
            <text:p>6.4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56141" calcext:value-type="float">
            <text:p>256141</text:p>
          </table:table-cell>
          <table:table-cell office:value-type="float" office:value="203076" calcext:value-type="float">
            <text:p>203076</text:p>
          </table:table-cell>
          <table:table-cell office:value-type="float" office:value="53065" calcext:value-type="float">
            <text:p>53065</text:p>
          </table:table-cell>
          <table:table-cell/>
          <table:table-cell office:value-type="float" office:value="21718" calcext:value-type="float">
            <text:p>21718</text:p>
          </table:table-cell>
          <table:table-cell office:value-type="float" office:value="16927" calcext:value-type="float">
            <text:p>16927</text:p>
          </table:table-cell>
          <table:table-cell office:value-type="float" office:value="4791" calcext:value-type="float">
            <text:p>4791</text:p>
          </table:table-cell>
          <table:table-cell/>
          <table:table-cell office:value-type="float" office:value="27678" calcext:value-type="float">
            <text:p>27678</text:p>
          </table:table-cell>
          <table:table-cell office:value-type="float" office:value="20450" calcext:value-type="float">
            <text:p>20450</text:p>
          </table:table-cell>
          <table:table-cell office:value-type="float" office:value="7228" calcext:value-type="float">
            <text:p>7228</text:p>
          </table:table-cell>
          <table:table-cell/>
          <table:table-cell table:formula="of:=[.M6]/[.E6]" office:value-type="percentage" office:value="0.136210308112692" calcext:value-type="percentage">
            <text:p>13.6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40113" calcext:value-type="float">
            <text:p>240113</text:p>
          </table:table-cell>
          <table:table-cell office:value-type="float" office:value="195122" calcext:value-type="float">
            <text:p>195122</text:p>
          </table:table-cell>
          <table:table-cell office:value-type="float" office:value="44991" calcext:value-type="float">
            <text:p>44991</text:p>
          </table:table-cell>
          <table:table-cell/>
          <table:table-cell office:value-type="float" office:value="21618" calcext:value-type="float">
            <text:p>21618</text:p>
          </table:table-cell>
          <table:table-cell office:value-type="float" office:value="14646" calcext:value-type="float">
            <text:p>14646</text:p>
          </table:table-cell>
          <table:table-cell office:value-type="float" office:value="6972" calcext:value-type="float">
            <text:p>6972</text:p>
          </table:table-cell>
          <table:table-cell/>
          <table:table-cell office:value-type="float" office:value="33779" calcext:value-type="float">
            <text:p>33779</text:p>
          </table:table-cell>
          <table:table-cell office:value-type="float" office:value="23295" calcext:value-type="float">
            <text:p>23295</text:p>
          </table:table-cell>
          <table:table-cell office:value-type="float" office:value="10484" calcext:value-type="float">
            <text:p>10484</text:p>
          </table:table-cell>
          <table:table-cell/>
          <table:table-cell table:formula="of:=[.M7]/[.E7]" office:value-type="percentage" office:value="0.233024382654309" calcext:value-type="percentage">
            <text:p>23.3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78470" calcext:value-type="float">
            <text:p>278470</text:p>
          </table:table-cell>
          <table:table-cell office:value-type="float" office:value="224850" calcext:value-type="float">
            <text:p>224850</text:p>
          </table:table-cell>
          <table:table-cell office:value-type="float" office:value="53620" calcext:value-type="float">
            <text:p>53620</text:p>
          </table:table-cell>
          <table:table-cell/>
          <table:table-cell office:value-type="float" office:value="23096" calcext:value-type="float">
            <text:p>23096</text:p>
          </table:table-cell>
          <table:table-cell office:value-type="float" office:value="15962" calcext:value-type="float">
            <text:p>15962</text:p>
          </table:table-cell>
          <table:table-cell office:value-type="float" office:value="7134" calcext:value-type="float">
            <text:p>7134</text:p>
          </table:table-cell>
          <table:table-cell/>
          <table:table-cell office:value-type="float" office:value="14904" calcext:value-type="float">
            <text:p>14904</text:p>
          </table:table-cell>
          <table:table-cell office:value-type="float" office:value="10294" calcext:value-type="float">
            <text:p>10294</text:p>
          </table:table-cell>
          <table:table-cell office:value-type="float" office:value="4610" calcext:value-type="float">
            <text:p>4610</text:p>
          </table:table-cell>
          <table:table-cell/>
          <table:table-cell table:formula="of:=[.M8]/[.E8]" office:value-type="percentage" office:value="0.0859753823200298" calcext:value-type="percentage">
            <text:p>8.6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90642" calcext:value-type="float">
            <text:p>290642</text:p>
          </table:table-cell>
          <table:table-cell office:value-type="float" office:value="231807" calcext:value-type="float">
            <text:p>231807</text:p>
          </table:table-cell>
          <table:table-cell office:value-type="float" office:value="58835" calcext:value-type="float">
            <text:p>58835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10907" calcext:value-type="float">
            <text:p>10907</text:p>
          </table:table-cell>
          <table:table-cell office:value-type="float" office:value="4186" calcext:value-type="float">
            <text:p>4186</text:p>
          </table:table-cell>
          <table:table-cell/>
          <table:table-cell office:value-type="float" office:value="13547" calcext:value-type="float">
            <text:p>13547</text:p>
          </table:table-cell>
          <table:table-cell office:value-type="float" office:value="9642" calcext:value-type="float">
            <text:p>9642</text:p>
          </table:table-cell>
          <table:table-cell office:value-type="float" office:value="3905" calcext:value-type="float">
            <text:p>3905</text:p>
          </table:table-cell>
          <table:table-cell/>
          <table:table-cell table:formula="of:=[.M9]/[.E9]" office:value-type="percentage" office:value="0.0663720574487975" calcext:value-type="percentage">
            <text:p>6.64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81437" calcext:value-type="float">
            <text:p>281437</text:p>
          </table:table-cell>
          <table:table-cell office:value-type="float" office:value="223990" calcext:value-type="float">
            <text:p>223990</text:p>
          </table:table-cell>
          <table:table-cell office:value-type="float" office:value="57447" calcext:value-type="float">
            <text:p>57447</text:p>
          </table:table-cell>
          <table:table-cell/>
          <table:table-cell office:value-type="float" office:value="16266" calcext:value-type="float">
            <text:p>16266</text:p>
          </table:table-cell>
          <table:table-cell office:value-type="float" office:value="11587" calcext:value-type="float">
            <text:p>11587</text:p>
          </table:table-cell>
          <table:table-cell office:value-type="float" office:value="4679" calcext:value-type="float">
            <text:p>4679</text:p>
          </table:table-cell>
          <table:table-cell/>
          <table:table-cell office:value-type="float" office:value="13913" calcext:value-type="float">
            <text:p>13913</text:p>
          </table:table-cell>
          <table:table-cell office:value-type="float" office:value="9755" calcext:value-type="float">
            <text:p>9755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[.M10]/[.E10]" office:value-type="percentage" office:value="0.0723797587341376" calcext:value-type="percentage">
            <text:p>7.24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65559" calcext:value-type="float">
            <text:p>265559</text:p>
          </table:table-cell>
          <table:table-cell office:value-type="float" office:value="213100" calcext:value-type="float">
            <text:p>213100</text:p>
          </table:table-cell>
          <table:table-cell office:value-type="float" office:value="52459" calcext:value-type="float">
            <text:p>52459</text:p>
          </table:table-cell>
          <table:table-cell/>
          <table:table-cell office:value-type="float" office:value="21556" calcext:value-type="float">
            <text:p>21556</text:p>
          </table:table-cell>
          <table:table-cell office:value-type="float" office:value="15077" calcext:value-type="float">
            <text:p>15077</text:p>
          </table:table-cell>
          <table:table-cell office:value-type="float" office:value="6479" calcext:value-type="float">
            <text:p>6479</text:p>
          </table:table-cell>
          <table:table-cell/>
          <table:table-cell office:value-type="float" office:value="25121" calcext:value-type="float">
            <text:p>25121</text:p>
          </table:table-cell>
          <table:table-cell office:value-type="float" office:value="18374" calcext:value-type="float">
            <text:p>18374</text:p>
          </table:table-cell>
          <table:table-cell office:value-type="float" office:value="6747" calcext:value-type="float">
            <text:p>6747</text:p>
          </table:table-cell>
          <table:table-cell/>
          <table:table-cell table:formula="of:=[.M11]/[.E11]" office:value-type="percentage" office:value="0.128614727692102" calcext:value-type="percentage">
            <text:p>12.8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49356" calcext:value-type="float">
            <text:p>249356</text:p>
          </table:table-cell>
          <table:table-cell office:value-type="float" office:value="200350" calcext:value-type="float">
            <text:p>200350</text:p>
          </table:table-cell>
          <table:table-cell office:value-type="float" office:value="49006" calcext:value-type="float">
            <text:p>49006</text:p>
          </table:table-cell>
          <table:table-cell/>
          <table:table-cell office:value-type="float" office:value="20706" calcext:value-type="float">
            <text:p>20706</text:p>
          </table:table-cell>
          <table:table-cell office:value-type="float" office:value="13797" calcext:value-type="float">
            <text:p>13797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float" office:value="29074" calcext:value-type="float">
            <text:p>29074</text:p>
          </table:table-cell>
          <table:table-cell office:value-type="float" office:value="21044" calcext:value-type="float">
            <text:p>21044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M12]/[.E12]" office:value-type="percentage" office:value="0.163857486838346" calcext:value-type="percentage">
            <text:p>16.3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75234" calcext:value-type="float">
            <text:p>275234</text:p>
          </table:table-cell>
          <table:table-cell office:value-type="float" office:value="218642" calcext:value-type="float">
            <text:p>218642</text:p>
          </table:table-cell>
          <table:table-cell office:value-type="float" office:value="56592" calcext:value-type="float">
            <text:p>56592</text:p>
          </table:table-cell>
          <table:table-cell/>
          <table:table-cell office:value-type="float" office:value="18305" calcext:value-type="float">
            <text:p>18305</text:p>
          </table:table-cell>
          <table:table-cell office:value-type="float" office:value="12438" calcext:value-type="float">
            <text:p>12438</text:p>
          </table:table-cell>
          <table:table-cell office:value-type="float" office:value="5867" calcext:value-type="float">
            <text:p>5867</text:p>
          </table:table-cell>
          <table:table-cell/>
          <table:table-cell office:value-type="float" office:value="17072" calcext:value-type="float">
            <text:p>17072</text:p>
          </table:table-cell>
          <table:table-cell office:value-type="float" office:value="12797" calcext:value-type="float">
            <text:p>12797</text:p>
          </table:table-cell>
          <table:table-cell office:value-type="float" office:value="4275" calcext:value-type="float">
            <text:p>4275</text:p>
          </table:table-cell>
          <table:table-cell/>
          <table:table-cell table:formula="of:=[.M13]/[.E13]" office:value-type="percentage" office:value="0.0755407124681934" calcext:value-type="percentage">
            <text:p>7.5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78122" calcext:value-type="float">
            <text:p>278122</text:p>
          </table:table-cell>
          <table:table-cell office:value-type="float" office:value="221196" calcext:value-type="float">
            <text:p>221196</text:p>
          </table:table-cell>
          <table:table-cell office:value-type="float" office:value="56926" calcext:value-type="float">
            <text:p>56926</text:p>
          </table:table-cell>
          <table:table-cell/>
          <table:table-cell office:value-type="float" office:value="16493" calcext:value-type="float">
            <text:p>16493</text:p>
          </table:table-cell>
          <table:table-cell office:value-type="float" office:value="11182" calcext:value-type="float">
            <text:p>11182</text:p>
          </table:table-cell>
          <table:table-cell office:value-type="float" office:value="5311" calcext:value-type="float">
            <text:p>5311</text:p>
          </table:table-cell>
          <table:table-cell/>
          <table:table-cell office:value-type="float" office:value="15282" calcext:value-type="float">
            <text:p>15282</text:p>
          </table:table-cell>
          <table:table-cell office:value-type="float" office:value="11131" calcext:value-type="float">
            <text:p>11131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M14]/[.E14]" office:value-type="percentage" office:value="0.0729192284720514" calcext:value-type="percentage">
            <text:p>7.2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81554" calcext:value-type="float">
            <text:p>281554</text:p>
          </table:table-cell>
          <table:table-cell office:value-type="float" office:value="224518" calcext:value-type="float">
            <text:p>224518</text:p>
          </table:table-cell>
          <table:table-cell office:value-type="float" office:value="57036" calcext:value-type="float">
            <text:p>57036</text:p>
          </table:table-cell>
          <table:table-cell/>
          <table:table-cell office:value-type="float" office:value="16552" calcext:value-type="float">
            <text:p>16552</text:p>
          </table:table-cell>
          <table:table-cell office:value-type="float" office:value="10918" calcext:value-type="float">
            <text:p>10918</text:p>
          </table:table-cell>
          <table:table-cell office:value-type="float" office:value="5634" calcext:value-type="float">
            <text:p>5634</text:p>
          </table:table-cell>
          <table:table-cell/>
          <table:table-cell office:value-type="float" office:value="13879" calcext:value-type="float">
            <text:p>13879</text:p>
          </table:table-cell>
          <table:table-cell office:value-type="float" office:value="9740" calcext:value-type="float">
            <text:p>9740</text:p>
          </table:table-cell>
          <table:table-cell office:value-type="float" office:value="4139" calcext:value-type="float">
            <text:p>4139</text:p>
          </table:table-cell>
          <table:table-cell/>
          <table:table-cell table:formula="of:=[.M15]/[.E15]" office:value-type="percentage" office:value="0.0725682025387475" calcext:value-type="percentage">
            <text:p>7.2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48063" calcext:value-type="float">
            <text:p>248063</text:p>
          </table:table-cell>
          <table:table-cell office:value-type="float" office:value="199876" calcext:value-type="float">
            <text:p>199876</text:p>
          </table:table-cell>
          <table:table-cell office:value-type="float" office:value="48187" calcext:value-type="float">
            <text:p>48187</text:p>
          </table:table-cell>
          <table:table-cell/>
          <table:table-cell office:value-type="float" office:value="22608" calcext:value-type="float">
            <text:p>22608</text:p>
          </table:table-cell>
          <table:table-cell office:value-type="float" office:value="16485" calcext:value-type="float">
            <text:p>16485</text:p>
          </table:table-cell>
          <table:table-cell office:value-type="float" office:value="6123" calcext:value-type="float">
            <text:p>6123</text:p>
          </table:table-cell>
          <table:table-cell/>
          <table:table-cell office:value-type="float" office:value="27885" calcext:value-type="float">
            <text:p>27885</text:p>
          </table:table-cell>
          <table:table-cell office:value-type="float" office:value="20235" calcext:value-type="float">
            <text:p>20235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M16]/[.E16]" office:value-type="percentage" office:value="0.158756511092203" calcext:value-type="percentage">
            <text:p>15.8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66521" calcext:value-type="float">
            <text:p>266521</text:p>
          </table:table-cell>
          <table:table-cell office:value-type="float" office:value="213039" calcext:value-type="float">
            <text:p>213039</text:p>
          </table:table-cell>
          <table:table-cell office:value-type="float" office:value="53482" calcext:value-type="float">
            <text:p>53482</text:p>
          </table:table-cell>
          <table:table-cell/>
          <table:table-cell office:value-type="float" office:value="23942" calcext:value-type="float">
            <text:p>23942</text:p>
          </table:table-cell>
          <table:table-cell office:value-type="float" office:value="16992" calcext:value-type="float">
            <text:p>16992</text:p>
          </table:table-cell>
          <table:table-cell office:value-type="float" office:value="6950" calcext:value-type="float">
            <text:p>6950</text:p>
          </table:table-cell>
          <table:table-cell/>
          <table:table-cell office:value-type="float" office:value="24596" calcext:value-type="float">
            <text:p>24596</text:p>
          </table:table-cell>
          <table:table-cell office:value-type="float" office:value="18963" calcext:value-type="float">
            <text:p>18963</text:p>
          </table:table-cell>
          <table:table-cell office:value-type="float" office:value="5633" calcext:value-type="float">
            <text:p>5633</text:p>
          </table:table-cell>
          <table:table-cell/>
          <table:table-cell table:formula="of:=[.M17]/[.E17]" office:value-type="percentage" office:value="0.105325156127295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55406" calcext:value-type="float">
            <text:p>255406</text:p>
          </table:table-cell>
          <table:table-cell office:value-type="float" office:value="204827" calcext:value-type="float">
            <text:p>204827</text:p>
          </table:table-cell>
          <table:table-cell office:value-type="float" office:value="50579" calcext:value-type="float">
            <text:p>50579</text:p>
          </table:table-cell>
          <table:table-cell/>
          <table:table-cell office:value-type="float" office:value="21362" calcext:value-type="float">
            <text:p>21362</text:p>
          </table:table-cell>
          <table:table-cell office:value-type="float" office:value="16373" calcext:value-type="float">
            <text:p>16373</text:p>
          </table:table-cell>
          <table:table-cell office:value-type="float" office:value="4989" calcext:value-type="float">
            <text:p>4989</text:p>
          </table:table-cell>
          <table:table-cell/>
          <table:table-cell office:value-type="float" office:value="25465" calcext:value-type="float">
            <text:p>25465</text:p>
          </table:table-cell>
          <table:table-cell office:value-type="float" office:value="17117" calcext:value-type="float">
            <text:p>17117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M18]/[.E18]" office:value-type="percentage" office:value="0.165048735641274" calcext:value-type="percentage">
            <text:p>16.5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81380" calcext:value-type="float">
            <text:p>281380</text:p>
          </table:table-cell>
          <table:table-cell office:value-type="float" office:value="222872" calcext:value-type="float">
            <text:p>222872</text:p>
          </table:table-cell>
          <table:table-cell office:value-type="float" office:value="58508" calcext:value-type="float">
            <text:p>58508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10723" calcext:value-type="float">
            <text:p>10723</text:p>
          </table:table-cell>
          <table:table-cell office:value-type="float" office:value="4081" calcext:value-type="float">
            <text:p>4081</text:p>
          </table:table-cell>
          <table:table-cell/>
          <table:table-cell office:value-type="float" office:value="13208" calcext:value-type="float">
            <text:p>13208</text:p>
          </table:table-cell>
          <table:table-cell office:value-type="float" office:value="9404" calcext:value-type="float">
            <text:p>9404</text:p>
          </table:table-cell>
          <table:table-cell office:value-type="float" office:value="3804" calcext:value-type="float">
            <text:p>3804</text:p>
          </table:table-cell>
          <table:table-cell/>
          <table:table-cell table:formula="of:=[.M19]/[.E19]" office:value-type="percentage" office:value="0.0650167498461749" calcext:value-type="percentage">
            <text:p>6.5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77634" calcext:value-type="float">
            <text:p>277634</text:p>
          </table:table-cell>
          <table:table-cell office:value-type="float" office:value="220786" calcext:value-type="float">
            <text:p>220786</text:p>
          </table:table-cell>
          <table:table-cell office:value-type="float" office:value="56848" calcext:value-type="float">
            <text:p>56848</text:p>
          </table:table-cell>
          <table:table-cell/>
          <table:table-cell office:value-type="float" office:value="16307" calcext:value-type="float">
            <text:p>16307</text:p>
          </table:table-cell>
          <table:table-cell office:value-type="float" office:value="11355" calcext:value-type="float">
            <text:p>11355</text:p>
          </table:table-cell>
          <table:table-cell office:value-type="float" office:value="4952" calcext:value-type="float">
            <text:p>4952</text:p>
          </table:table-cell>
          <table:table-cell/>
          <table:table-cell office:value-type="float" office:value="15030" calcext:value-type="float">
            <text:p>15030</text:p>
          </table:table-cell>
          <table:table-cell office:value-type="float" office:value="10762" calcext:value-type="float">
            <text:p>10762</text:p>
          </table:table-cell>
          <table:table-cell office:value-type="float" office:value="4268" calcext:value-type="float">
            <text:p>4268</text:p>
          </table:table-cell>
          <table:table-cell/>
          <table:table-cell table:formula="of:=[.M20]/[.E20]" office:value-type="percentage" office:value="0.075077399380805" calcext:value-type="percentage">
            <text:p>7.5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40830" calcext:value-type="float">
            <text:p>240830</text:p>
          </table:table-cell>
          <table:table-cell office:value-type="float" office:value="194977" calcext:value-type="float">
            <text:p>194977</text:p>
          </table:table-cell>
          <table:table-cell office:value-type="float" office:value="45853" calcext:value-type="float">
            <text:p>45853</text:p>
          </table:table-cell>
          <table:table-cell/>
          <table:table-cell office:value-type="float" office:value="22063" calcext:value-type="float">
            <text:p>22063</text:p>
          </table:table-cell>
          <table:table-cell office:value-type="float" office:value="14651" calcext:value-type="float">
            <text:p>14651</text:p>
          </table:table-cell>
          <table:table-cell office:value-type="float" office:value="7412" calcext:value-type="float">
            <text:p>7412</text:p>
          </table:table-cell>
          <table:table-cell/>
          <table:table-cell office:value-type="float" office:value="32448" calcext:value-type="float">
            <text:p>32448</text:p>
          </table:table-cell>
          <table:table-cell office:value-type="float" office:value="22943" calcext:value-type="float">
            <text:p>22943</text:p>
          </table:table-cell>
          <table:table-cell office:value-type="float" office:value="9505" calcext:value-type="float">
            <text:p>9505</text:p>
          </table:table-cell>
          <table:table-cell/>
          <table:table-cell table:formula="of:=[.M21]/[.E21]" office:value-type="percentage" office:value="0.207292870695483" calcext:value-type="percentage">
            <text:p>20.7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83698" calcext:value-type="float">
            <text:p>283698</text:p>
          </table:table-cell>
          <table:table-cell office:value-type="float" office:value="225154" calcext:value-type="float">
            <text:p>225154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float" office:value="15020" calcext:value-type="float">
            <text:p>15020</text:p>
          </table:table-cell>
          <table:table-cell office:value-type="float" office:value="10969" calcext:value-type="float">
            <text:p>10969</text:p>
          </table:table-cell>
          <table:table-cell office:value-type="float" office:value="4051" calcext:value-type="float">
            <text:p>4051</text:p>
          </table:table-cell>
          <table:table-cell/>
          <table:table-cell office:value-type="float" office:value="13339" calcext:value-type="float">
            <text:p>13339</text:p>
          </table:table-cell>
          <table:table-cell office:value-type="float" office:value="9605" calcext:value-type="float">
            <text:p>9605</text:p>
          </table:table-cell>
          <table:table-cell office:value-type="float" office:value="3734" calcext:value-type="float">
            <text:p>3734</text:p>
          </table:table-cell>
          <table:table-cell/>
          <table:table-cell table:formula="of:=[.M22]/[.E22]" office:value-type="percentage" office:value="0.0637810877288877" calcext:value-type="percentage">
            <text:p>6.3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80732" calcext:value-type="float">
            <text:p>280732</text:p>
          </table:table-cell>
          <table:table-cell office:value-type="float" office:value="222954" calcext:value-type="float">
            <text:p>222954</text:p>
          </table:table-cell>
          <table:table-cell office:value-type="float" office:value="57778" calcext:value-type="float">
            <text:p>57778</text:p>
          </table:table-cell>
          <table:table-cell/>
          <table:table-cell office:value-type="float" office:value="16345" calcext:value-type="float">
            <text:p>16345</text:p>
          </table:table-cell>
          <table:table-cell office:value-type="float" office:value="11556" calcext:value-type="float">
            <text:p>11556</text:p>
          </table:table-cell>
          <table:table-cell office:value-type="float" office:value="4789" calcext:value-type="float">
            <text:p>4789</text:p>
          </table:table-cell>
          <table:table-cell/>
          <table:table-cell office:value-type="float" office:value="13501" calcext:value-type="float">
            <text:p>13501</text:p>
          </table:table-cell>
          <table:table-cell office:value-type="float" office:value="9581" calcext:value-type="float">
            <text:p>9581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M23]/[.E23]" office:value-type="percentage" office:value="0.0678458929004119" calcext:value-type="percentage">
            <text:p>6.7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83327" calcext:value-type="float">
            <text:p>283327</text:p>
          </table:table-cell>
          <table:table-cell office:value-type="float" office:value="224801" calcext:value-type="float">
            <text:p>224801</text:p>
          </table:table-cell>
          <table:table-cell office:value-type="float" office:value="58526" calcext:value-type="float">
            <text:p>58526</text:p>
          </table:table-cell>
          <table:table-cell/>
          <table:table-cell office:value-type="float" office:value="15330" calcext:value-type="float">
            <text:p>15330</text:p>
          </table:table-cell>
          <table:table-cell office:value-type="float" office:value="11070" calcext:value-type="float">
            <text:p>11070</text:p>
          </table:table-cell>
          <table:table-cell office:value-type="float" office:value="4260" calcext:value-type="float">
            <text:p>4260</text:p>
          </table:table-cell>
          <table:table-cell/>
          <table:table-cell office:value-type="float" office:value="13518" calcext:value-type="float">
            <text:p>13518</text:p>
          </table:table-cell>
          <table:table-cell office:value-type="float" office:value="9594" calcext:value-type="float">
            <text:p>9594</text:p>
          </table:table-cell>
          <table:table-cell office:value-type="float" office:value="3924" calcext:value-type="float">
            <text:p>3924</text:p>
          </table:table-cell>
          <table:table-cell/>
          <table:table-cell table:formula="of:=[.M24]/[.E24]" office:value-type="percentage" office:value="0.0670471243549875" calcext:value-type="percentage">
            <text:p>6.7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52659" calcext:value-type="float">
            <text:p>252659</text:p>
          </table:table-cell>
          <table:table-cell office:value-type="float" office:value="203402" calcext:value-type="float">
            <text:p>203402</text:p>
          </table:table-cell>
          <table:table-cell office:value-type="float" office:value="49257" calcext:value-type="float">
            <text:p>49257</text:p>
          </table:table-cell>
          <table:table-cell/>
          <table:table-cell office:value-type="float" office:value="20760" calcext:value-type="float">
            <text:p>20760</text:p>
          </table:table-cell>
          <table:table-cell office:value-type="float" office:value="14022" calcext:value-type="float">
            <text:p>14022</text:p>
          </table:table-cell>
          <table:table-cell office:value-type="float" office:value="6738" calcext:value-type="float">
            <text:p>6738</text:p>
          </table:table-cell>
          <table:table-cell/>
          <table:table-cell office:value-type="float" office:value="26727" calcext:value-type="float">
            <text:p>26727</text:p>
          </table:table-cell>
          <table:table-cell office:value-type="float" office:value="19011" calcext:value-type="float">
            <text:p>19011</text:p>
          </table:table-cell>
          <table:table-cell office:value-type="float" office:value="7716" calcext:value-type="float">
            <text:p>7716</text:p>
          </table:table-cell>
          <table:table-cell/>
          <table:table-cell table:formula="of:=[.M25]/[.E25]" office:value-type="percentage" office:value="0.156647786101468" calcext:value-type="percentage">
            <text:p>15.6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08572" calcext:value-type="float">
            <text:p>208572</text:p>
          </table:table-cell>
          <table:table-cell office:value-type="float" office:value="160109" calcext:value-type="float">
            <text:p>160109</text:p>
          </table:table-cell>
          <table:table-cell office:value-type="float" office:value="48463" calcext:value-type="float">
            <text:p>48463</text:p>
          </table:table-cell>
          <table:table-cell/>
          <table:table-cell office:value-type="float" office:value="19435" calcext:value-type="float">
            <text:p>19435</text:p>
          </table:table-cell>
          <table:table-cell office:value-type="float" office:value="12465" calcext:value-type="float">
            <text:p>12465</text:p>
          </table:table-cell>
          <table:table-cell office:value-type="float" office:value="6970" calcext:value-type="float">
            <text:p>6970</text:p>
          </table:table-cell>
          <table:table-cell/>
          <table:table-cell office:value-type="float" office:value="17932" calcext:value-type="float">
            <text:p>17932</text:p>
          </table:table-cell>
          <table:table-cell office:value-type="float" office:value="9540" calcext:value-type="float">
            <text:p>9540</text:p>
          </table:table-cell>
          <table:table-cell office:value-type="float" office:value="8392" calcext:value-type="float">
            <text:p>8392</text:p>
          </table:table-cell>
          <table:table-cell/>
          <table:table-cell table:formula="of:=[.M26]/[.E26]" office:value-type="percentage" office:value="0.173163031591111" calcext:value-type="percentage">
            <text:p>17.3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67299" calcext:value-type="float">
            <text:p>267299</text:p>
          </table:table-cell>
          <table:table-cell office:value-type="float" office:value="217265" calcext:value-type="float">
            <text:p>217265</text:p>
          </table:table-cell>
          <table:table-cell office:value-type="float" office:value="50034" calcext:value-type="float">
            <text:p>50034</text:p>
          </table:table-cell>
          <table:table-cell/>
          <table:table-cell office:value-type="float" office:value="20415" calcext:value-type="float">
            <text:p>20415</text:p>
          </table:table-cell>
          <table:table-cell office:value-type="float" office:value="14382" calcext:value-type="float">
            <text:p>14382</text:p>
          </table:table-cell>
          <table:table-cell office:value-type="float" office:value="6033" calcext:value-type="float">
            <text:p>6033</text:p>
          </table:table-cell>
          <table:table-cell/>
          <table:table-cell office:value-type="float" office:value="24304" calcext:value-type="float">
            <text:p>24304</text:p>
          </table:table-cell>
          <table:table-cell office:value-type="float" office:value="16373" calcext:value-type="float">
            <text:p>16373</text:p>
          </table:table-cell>
          <table:table-cell office:value-type="float" office:value="7931" calcext:value-type="float">
            <text:p>7931</text:p>
          </table:table-cell>
          <table:table-cell/>
          <table:table-cell table:formula="of:=[.M27]/[.E27]" office:value-type="percentage" office:value="0.158512211696047" calcext:value-type="percentage">
            <text:p>15.8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24331" calcext:value-type="float">
            <text:p>224331</text:p>
          </table:table-cell>
          <table:table-cell office:value-type="float" office:value="165880" calcext:value-type="float">
            <text:p>165880</text:p>
          </table:table-cell>
          <table:table-cell office:value-type="float" office:value="58451" calcext:value-type="float">
            <text:p>58451</text:p>
          </table:table-cell>
          <table:table-cell/>
          <table:table-cell office:value-type="float" office:value="11988" calcext:value-type="float">
            <text:p>11988</text:p>
          </table:table-cell>
          <table:table-cell office:value-type="float" office:value="7792" calcext:value-type="float">
            <text:p>7792</text:p>
          </table:table-cell>
          <table:table-cell office:value-type="float" office:value="4196" calcext:value-type="float">
            <text:p>4196</text:p>
          </table:table-cell>
          <table:table-cell/>
          <table:table-cell office:value-type="float" office:value="8385" calcext:value-type="float">
            <text:p>8385</text:p>
          </table:table-cell>
          <table:table-cell office:value-type="float" office:value="4576" calcext:value-type="float">
            <text:p>4576</text:p>
          </table:table-cell>
          <table:table-cell office:value-type="float" office:value="3809" calcext:value-type="float">
            <text:p>3809</text:p>
          </table:table-cell>
          <table:table-cell/>
          <table:table-cell table:formula="of:=[.M28]/[.E28]" office:value-type="percentage" office:value="0.0651656943422696" calcext:value-type="percentage">
            <text:p>6.5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89548" calcext:value-type="float">
            <text:p>289548</text:p>
          </table:table-cell>
          <table:table-cell office:value-type="float" office:value="231168" calcext:value-type="float">
            <text:p>231168</text:p>
          </table:table-cell>
          <table:table-cell office:value-type="float" office:value="58380" calcext:value-type="float">
            <text:p>58380</text:p>
          </table:table-cell>
          <table:table-cell/>
          <table:table-cell office:value-type="float" office:value="15221" calcext:value-type="float">
            <text:p>15221</text:p>
          </table:table-cell>
          <table:table-cell office:value-type="float" office:value="11049" calcext:value-type="float">
            <text:p>11049</text:p>
          </table:table-cell>
          <table:table-cell office:value-type="float" office:value="4172" calcext:value-type="float">
            <text:p>4172</text:p>
          </table:table-cell>
          <table:table-cell/>
          <table:table-cell office:value-type="float" office:value="13637" calcext:value-type="float">
            <text:p>13637</text:p>
          </table:table-cell>
          <table:table-cell office:value-type="float" office:value="9721" calcext:value-type="float">
            <text:p>9721</text:p>
          </table:table-cell>
          <table:table-cell office:value-type="float" office:value="3916" calcext:value-type="float">
            <text:p>3916</text:p>
          </table:table-cell>
          <table:table-cell/>
          <table:table-cell table:formula="of:=[.M29]/[.E29]" office:value-type="percentage" office:value="0.0670777663583419" calcext:value-type="percentage">
            <text:p>6.7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85468" calcext:value-type="float">
            <text:p>285468</text:p>
          </table:table-cell>
          <table:table-cell office:value-type="float" office:value="228099" calcext:value-type="float">
            <text:p>228099</text:p>
          </table:table-cell>
          <table:table-cell office:value-type="float" office:value="57369" calcext:value-type="float">
            <text:p>57369</text:p>
          </table:table-cell>
          <table:table-cell/>
          <table:table-cell office:value-type="float" office:value="16429" calcext:value-type="float">
            <text:p>16429</text:p>
          </table:table-cell>
          <table:table-cell office:value-type="float" office:value="11971" calcext:value-type="float">
            <text:p>11971</text:p>
          </table:table-cell>
          <table:table-cell office:value-type="float" office:value="4458" calcext:value-type="float">
            <text:p>4458</text:p>
          </table:table-cell>
          <table:table-cell/>
          <table:table-cell office:value-type="float" office:value="13230" calcext:value-type="float">
            <text:p>13230</text:p>
          </table:table-cell>
          <table:table-cell office:value-type="float" office:value="9307" calcext:value-type="float">
            <text:p>9307</text:p>
          </table:table-cell>
          <table:table-cell office:value-type="float" office:value="3923" calcext:value-type="float">
            <text:p>3923</text:p>
          </table:table-cell>
          <table:table-cell/>
          <table:table-cell table:formula="of:=[.M30]/[.E30]" office:value-type="percentage" office:value="0.0683818787149854" calcext:value-type="percentage">
            <text:p>6.84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271835" calcext:value-type="float">
            <text:p>271835</text:p>
          </table:table-cell>
          <table:table-cell office:value-type="float" office:value="221235" calcext:value-type="float">
            <text:p>221235</text:p>
          </table:table-cell>
          <table:table-cell office:value-type="float" office:value="50600" calcext:value-type="float">
            <text:p>50600</text:p>
          </table:table-cell>
          <table:table-cell/>
          <table:table-cell office:value-type="float" office:value="19351" calcext:value-type="float">
            <text:p>19351</text:p>
          </table:table-cell>
          <table:table-cell office:value-type="float" office:value="13874" calcext:value-type="float">
            <text:p>13874</text:p>
          </table:table-cell>
          <table:table-cell office:value-type="float" office:value="5477" calcext:value-type="float">
            <text:p>5477</text:p>
          </table:table-cell>
          <table:table-cell/>
          <table:table-cell office:value-type="float" office:value="22661" calcext:value-type="float">
            <text:p>22661</text:p>
          </table:table-cell>
          <table:table-cell office:value-type="float" office:value="14048" calcext:value-type="float">
            <text:p>14048</text:p>
          </table:table-cell>
          <table:table-cell office:value-type="float" office:value="8613" calcext:value-type="float">
            <text:p>8613</text:p>
          </table:table-cell>
          <table:table-cell/>
          <table:table-cell table:formula="of:=[.M31]/[.E31]" office:value-type="percentage" office:value="0.170217391304348" calcext:value-type="percentage">
            <text:p>17.0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51016" calcext:value-type="float">
            <text:p>251016</text:p>
          </table:table-cell>
          <table:table-cell office:value-type="float" office:value="202868" calcext:value-type="float">
            <text:p>202868</text:p>
          </table:table-cell>
          <table:table-cell office:value-type="float" office:value="48148" calcext:value-type="float">
            <text:p>48148</text:p>
          </table:table-cell>
          <table:table-cell/>
          <table:table-cell office:value-type="float" office:value="19291" calcext:value-type="float">
            <text:p>19291</text:p>
          </table:table-cell>
          <table:table-cell office:value-type="float" office:value="12519" calcext:value-type="float">
            <text:p>12519</text:p>
          </table:table-cell>
          <table:table-cell office:value-type="float" office:value="6772" calcext:value-type="float">
            <text:p>6772</text:p>
          </table:table-cell>
          <table:table-cell/>
          <table:table-cell office:value-type="float" office:value="32375" calcext:value-type="float">
            <text:p>32375</text:p>
          </table:table-cell>
          <table:table-cell office:value-type="float" office:value="23630" calcext:value-type="float">
            <text:p>23630</text:p>
          </table:table-cell>
          <table:table-cell office:value-type="float" office:value="8745" calcext:value-type="float">
            <text:p>8745</text:p>
          </table:table-cell>
          <table:table-cell/>
          <table:table-cell table:formula="of:=[.M32]/[.E32]" office:value-type="percentage" office:value="0.181627481930714" calcext:value-type="percentage">
            <text:p>18.1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79202" calcext:value-type="float">
            <text:p>279202</text:p>
          </table:table-cell>
          <table:table-cell office:value-type="float" office:value="225601" calcext:value-type="float">
            <text:p>225601</text:p>
          </table:table-cell>
          <table:table-cell office:value-type="float" office:value="53601" calcext:value-type="float">
            <text:p>53601</text:p>
          </table:table-cell>
          <table:table-cell/>
          <table:table-cell office:value-type="float" office:value="17370" calcext:value-type="float">
            <text:p>17370</text:p>
          </table:table-cell>
          <table:table-cell office:value-type="float" office:value="11962" calcext:value-type="float">
            <text:p>11962</text:p>
          </table:table-cell>
          <table:table-cell office:value-type="float" office:value="5408" calcext:value-type="float">
            <text:p>5408</text:p>
          </table:table-cell>
          <table:table-cell/>
          <table:table-cell office:value-type="float" office:value="18453" calcext:value-type="float">
            <text:p>18453</text:p>
          </table:table-cell>
          <table:table-cell office:value-type="float" office:value="12680" calcext:value-type="float">
            <text:p>12680</text:p>
          </table:table-cell>
          <table:table-cell office:value-type="float" office:value="5773" calcext:value-type="float">
            <text:p>5773</text:p>
          </table:table-cell>
          <table:table-cell/>
          <table:table-cell table:formula="of:=[.M33]/[.E33]" office:value-type="percentage" office:value="0.107703214492267" calcext:value-type="percentage">
            <text:p>10.77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109868674720893" calcext:value-type="percentage">
            <text:p>10.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9:13:57.961841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9:14:45.574733803</dc:date>
    <meta:editing-duration>PT2M40S</meta:editing-duration>
    <meta:editing-cycles>2</meta:editing-cycles>
    <meta:generator>LibreOffice/5.1.6.2$Linux_X86_64 LibreOffice_project/10m0$Build-2</meta:generator>
    <meta:document-statistic meta:table-count="1" meta:cell-count="396" meta:object-count="0"/>
  </office:meta>
</office:document-meta>
</file>